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4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3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Times New Roman"/>
    </style:style>
    <style:style style:name="P17" style:family="paragraph" style:parent-style-name="Text_20_body">
      <style:paragraph-properties fo:text-align="start" style:justify-single-word="false"/>
      <style:text-properties style:font-name="Times New Roman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normal" officeooo:rsid="00bbe96f" officeooo:paragraph-rsid="00a01967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385d2d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weight="normal" officeooo:rsid="0140d341" officeooo:paragraph-rsid="0140d341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officeooo:paragraph-rsid="011a8261"/>
    </style:style>
    <style:style style:name="P31" style:family="paragraph" style:parent-style-name="Text_20_body">
      <style:paragraph-properties fo:text-align="center" style:justify-single-word="false"/>
      <style:text-properties officeooo:paragraph-rsid="0110ce4a"/>
    </style:style>
    <style:style style:name="P32" style:family="paragraph" style:parent-style-name="Heading_20_1">
      <style:text-properties style:font-name="Times New Roman" fo:font-size="16pt" style:font-size-asian="16pt" style:font-size-complex="16pt"/>
    </style:style>
    <style:style style:name="P33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34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3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3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37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weight="bold" officeooo:rsid="014c05b8" officeooo:paragraph-rsid="014c05b8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1555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f0a4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17593f6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1b8d132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0c23a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15db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9e7bad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25c6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4c2f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19f26a1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weight="normal" officeooo:rsid="0014b446" officeooo:paragraph-rsid="0014b446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536506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613673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a8261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weight="normal" officeooo:rsid="01b8d132" officeooo:paragraph-rsid="01b8d132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weight="normal" officeooo:rsid="01bedb5d" officeooo:paragraph-rsid="01bedb5d" style:font-weight-asian="normal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fo:font-weight="normal" officeooo:rsid="014ced5f" style:font-weight-asian="normal" style:font-weight-complex="normal"/>
    </style:style>
    <style:style style:name="T46" style:family="text">
      <style:text-properties fo:font-weight="normal" officeooo:rsid="0155be70" style:font-weight-asian="normal" style:font-weight-complex="normal"/>
    </style:style>
    <style:style style:name="T47" style:family="text">
      <style:text-properties fo:font-weight="normal" officeooo:rsid="015ce502" style:font-weight-asian="normal" style:font-weight-complex="normal"/>
    </style:style>
    <style:style style:name="T48" style:family="text">
      <style:text-properties fo:font-weight="normal" officeooo:rsid="015d668a" style:font-weight-asian="normal" style:font-weight-complex="normal"/>
    </style:style>
    <style:style style:name="T49" style:family="text">
      <style:text-properties fo:font-weight="normal" officeooo:rsid="015f5928" style:font-weight-asian="normal" style:font-weight-complex="normal"/>
    </style:style>
    <style:style style:name="T50" style:family="text">
      <style:text-properties fo:font-weight="normal" officeooo:rsid="0182e3aa" style:font-weight-asian="normal" style:font-weight-complex="normal"/>
    </style:style>
    <style:style style:name="T51" style:family="text">
      <style:text-properties fo:font-weight="normal" officeooo:rsid="0189e82c" style:font-weight-asian="normal" style:font-weight-complex="normal"/>
    </style:style>
    <style:style style:name="T52" style:family="text">
      <style:text-properties fo:font-weight="normal" officeooo:rsid="018a5187" style:font-weight-asian="normal" style:font-weight-complex="normal"/>
    </style:style>
    <style:style style:name="T53" style:family="text">
      <style:text-properties fo:font-weight="normal" officeooo:rsid="018ddd22" style:font-weight-asian="normal" style:font-weight-complex="normal"/>
    </style:style>
    <style:style style:name="T54" style:family="text">
      <style:text-properties fo:font-weight="normal" officeooo:rsid="01b8d132" style:font-weight-asian="normal" style:font-weight-complex="normal"/>
    </style:style>
    <style:style style:name="T55" style:family="text">
      <style:text-properties officeooo:rsid="001ffc65"/>
    </style:style>
    <style:style style:name="T56" style:family="text">
      <style:text-properties officeooo:rsid="002a3a98" style:font-name-asian="Microsoft YaHei" style:font-name-complex="Arial"/>
    </style:style>
    <style:style style:name="T57" style:family="text">
      <style:text-properties officeooo:rsid="00f6eb52" style:font-name-asian="Microsoft YaHei" style:font-name-complex="Arial"/>
    </style:style>
    <style:style style:name="T58" style:family="text">
      <style:text-properties officeooo:rsid="0181a2f0" style:font-name-asian="Microsoft YaHei" style:font-name-complex="Arial"/>
    </style:style>
    <style:style style:name="T59" style:family="text">
      <style:text-properties officeooo:rsid="00552b85"/>
    </style:style>
    <style:style style:name="T60" style:family="text">
      <style:text-properties officeooo:rsid="0058dbd6"/>
    </style:style>
    <style:style style:name="T61" style:family="text">
      <style:text-properties officeooo:rsid="0059a63b"/>
    </style:style>
    <style:style style:name="T62" style:family="text">
      <style:text-properties officeooo:rsid="005ce986"/>
    </style:style>
    <style:style style:name="T63" style:family="text">
      <style:text-properties officeooo:rsid="005dcff1"/>
    </style:style>
    <style:style style:name="T64" style:family="text">
      <style:text-properties officeooo:rsid="0064bf9f"/>
    </style:style>
    <style:style style:name="T65" style:family="text">
      <style:text-properties officeooo:rsid="0065db7e"/>
    </style:style>
    <style:style style:name="T66" style:family="text">
      <style:text-properties officeooo:rsid="0067ec74"/>
    </style:style>
    <style:style style:name="T67" style:family="text">
      <style:text-properties officeooo:rsid="006c3cf8"/>
    </style:style>
    <style:style style:name="T68" style:family="text">
      <style:text-properties officeooo:rsid="00f61deb"/>
    </style:style>
    <style:style style:name="T69" style:family="text">
      <style:text-properties officeooo:rsid="00f6eb52"/>
    </style:style>
    <style:style style:name="T70" style:family="text">
      <style:text-properties style:font-name="Times New Roman" fo:font-weight="normal" officeooo:rsid="010e965e" style:font-weight-asian="normal" style:font-weight-complex="normal"/>
    </style:style>
    <style:style style:name="T71" style:family="text">
      <style:text-properties style:font-name="Times New Roman" fo:font-weight="normal" officeooo:rsid="00e1cdea" style:font-weight-asian="normal" style:font-weight-complex="normal"/>
    </style:style>
    <style:style style:name="T72" style:family="text">
      <style:text-properties officeooo:rsid="010e965e"/>
    </style:style>
    <style:style style:name="T73" style:family="text">
      <style:text-properties officeooo:rsid="00e1cdea"/>
    </style:style>
    <style:style style:name="T74" style:family="text">
      <style:text-properties officeooo:rsid="011f2fa0"/>
    </style:style>
    <style:style style:name="T75" style:family="text">
      <style:text-properties officeooo:rsid="0121fc9d"/>
    </style:style>
    <style:style style:name="T76" style:family="text">
      <style:text-properties officeooo:rsid="00d7b366"/>
    </style:style>
    <style:style style:name="T77" style:family="text">
      <style:text-properties officeooo:rsid="00df3e44"/>
    </style:style>
    <style:style style:name="T78" style:family="text">
      <style:text-properties officeooo:rsid="00e00e38"/>
    </style:style>
    <style:style style:name="T79" style:family="text">
      <style:text-properties officeooo:rsid="012a0a99"/>
    </style:style>
    <style:style style:name="T80" style:family="text">
      <style:text-properties officeooo:rsid="012c523c"/>
    </style:style>
    <style:style style:name="T81" style:family="text">
      <style:text-properties officeooo:rsid="012cedd7"/>
    </style:style>
    <style:style style:name="T82" style:family="text">
      <style:text-properties officeooo:rsid="0141adc4"/>
    </style:style>
    <style:style style:name="T83" style:family="text">
      <style:text-properties officeooo:rsid="01548860"/>
    </style:style>
    <style:style style:name="T84" style:family="text">
      <style:text-properties officeooo:rsid="016da9d0"/>
    </style:style>
    <style:style style:name="T85" style:family="text">
      <style:text-properties officeooo:rsid="016ea9a7"/>
    </style:style>
    <style:style style:name="T86" style:family="text">
      <style:text-properties officeooo:rsid="01967377"/>
    </style:style>
    <style:style style:name="T87" style:family="text">
      <style:text-properties officeooo:rsid="01a440c5"/>
    </style:style>
    <style:style style:name="T88" style:family="text">
      <style:text-properties officeooo:rsid="01a587bb"/>
    </style:style>
    <style:style style:name="T89" style:family="text">
      <style:text-properties officeooo:rsid="01ae295d"/>
    </style:style>
    <style:style style:name="T90" style:family="text">
      <style:text-properties officeooo:rsid="01aea84f"/>
    </style:style>
    <style:style style:name="T91" style:family="text">
      <style:text-properties officeooo:rsid="01c468d0"/>
    </style:style>
    <style:style style:name="T92" style:family="text">
      <style:text-properties officeooo:rsid="01c7133b"/>
    </style:style>
    <style:style style:name="T93" style:family="text">
      <style:text-properties officeooo:rsid="01c78f74"/>
    </style:style>
    <style:style style:name="T94" style:family="text">
      <style:text-properties officeooo:rsid="01cb9ca7"/>
    </style:style>
    <style:style style:name="T95" style:family="text">
      <style:text-properties officeooo:rsid="01ccb502"/>
    </style:style>
    <style:style style:name="T96" style:family="text">
      <style:text-properties officeooo:rsid="01d0ea27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33" text:outline-level="1">1 – Introduction</text:h>
      <text:p text:style-name="P16"/>
      <text:p text:style-name="P16">Frameworks such as Tensor<text:span text:style-name="T55">F</text:span>low or Py<text:span text:style-name="T55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68">T</text:span>he <text:span text:style-name="T3">proper</text:span> math aspect <text:span text:style-name="T6">is</text:span> <text:span text:style-name="T6">little by little </text:span>forgotten.</text:p>
      <text:p text:style-name="P16">The objective is to do a summary of the important propositions. These propositions will be mathematically proven. <text:span text:style-name="T7">The </text:span><text:span text:style-name="T61">subject</text:span><text:span text:style-name="T7"> </text:span><text:span text:style-name="T62">tackled </text:span><text:span text:style-name="T63">is</text:span><text:span text:style-name="T7"> </text:span><text:span text:style-name="T59">a multi-class classification problem </text:span><text:span text:style-name="T60">with</text:span><text:span text:style-name="T7"> – dense layers, ReLU and Softmax activation layers, Categorical cross-entropy loss, Stochastic gradient descent optimizer. </text:span><text:span text:style-name="T64">However, </text:span><text:span text:style-name="T68">all</text:span><text:span text:style-name="T65"> the </text:span><text:span text:style-name="T66">elements below can be re-used or easily modified to cover </text:span><text:span text:style-name="T67">a </text:span><text:span text:style-name="T66">regression problem.</text:span></text:p>
      <text:p text:style-name="P16"/>
      <text:h text:style-name="P34" text:outline-level="1">2 – <text:span text:style-name="T8">Notation and Nomenclature</text:span></text:h>
      <text:p text:style-name="P7"/>
      <text:p text:style-name="P39">Definition –<text:span text:style-name="T11"> </text:span><text:span text:style-name="T45">Let</text:span><text:span text:style-name="T45"><draw:frame draw:style-name="fr1" draw:name="Objet52" text:anchor-type="as-char" svg:width="0.402cm" svg:height="0.467cm" draw:z-index="40"><draw:object xlink:href="./Object 52" xlink:type="simple" xlink:show="embed" xlink:actuate="onLoad"/><draw:image xlink:href="./ObjectReplacements/Object 52" xlink:type="simple" xlink:show="embed" xlink:actuate="onLoad"/></draw:frame></text:span><text:span text:style-name="T46">a</text:span><text:span text:style-name="T47"> non-empty </text:span><text:span text:style-name="T46">interval of</text:span><text:span text:style-name="T46"><draw:frame draw:style-name="fr1" draw:name="Objet62" text:anchor-type="as-char" svg:width="0.556cm" svg:height="0.385cm" draw:z-index="4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5">, and</text:span><text:span text:style-name="T45"><draw:frame draw:style-name="fr1" draw:name="Objet53" text:anchor-type="as-char" svg:width="1.744cm" svg:height="0.508cm" draw:z-index="41"><draw:object xlink:href="./Object 53" xlink:type="simple" xlink:show="embed" xlink:actuate="onLoad"/><draw:image xlink:href="./ObjectReplacements/Object 53" xlink:type="simple" xlink:show="embed" xlink:actuate="onLoad"/></draw:frame></text:span><text:span text:style-name="T45">. Then</text:span><text:span text:style-name="T45"><draw:frame draw:style-name="fr1" draw:name="Objet54" text:anchor-type="as-char" svg:width="0.404cm" svg:height="0.467cm" draw:z-index="42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continuous function is equivalent to</text:span></text:p>
      <text:p text:style-name="P40"><text:span text:style-name="T11"><draw:frame draw:style-name="fr1" draw:name="Objet74" text:anchor-type="as-char" svg:width="1.393cm" svg:height="0.467cm" draw:z-index="59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1">,</text:span></text:p>
      <text:p text:style-name="P40"><text:span text:style-name="T11"><draw:frame draw:style-name="fr1" draw:name="Objet55" text:anchor-type="as-char" svg:width="1.369cm" svg:height="0.467cm" draw:z-index="43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1">,</text:span><text:span text:style-name="T11"><draw:frame draw:style-name="fr1" draw:name="Objet56" text:anchor-type="as-char" svg:width="1.282cm" svg:height="0.483cm" draw:z-index="4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1">,</text:span><text:span text:style-name="T11"><draw:frame draw:style-name="fr1" draw:name="Objet57" text:anchor-type="as-char" svg:width="1.401cm" svg:height="0.467cm" draw:z-index="4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1">,</text:span><text:span text:style-name="T11"><draw:frame draw:style-name="fr1" draw:name="Objet58" text:anchor-type="as-char" svg:width="4.807cm" svg:height="0.51cm" draw:z-index="46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51">The notation<draw:frame draw:style-name="fr1" draw:name="Objet59" text:anchor-type="as-char" svg:width="0.621cm" svg:height="0.531cm" draw:z-index="47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83">set of </text:span>continuous function<text:span text:style-name="T85">s</text:span> from<draw:frame draw:style-name="fr1" draw:name="Objet46" text:anchor-type="as-char" svg:width="0.556cm" svg:height="0.385cm" draw:z-index="77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556cm" svg:height="0.385cm" draw:z-index="4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50"/>
      <text:p text:style-name="P42">Definition – <text:span text:style-name="T45">Let</text:span><text:span text:style-name="T45"><draw:frame draw:style-name="fr1" draw:name="Objet63" text:anchor-type="as-char" svg:width="0.402cm" svg:height="0.467cm" draw:z-index="5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46">a</text:span><text:span text:style-name="T47"> non-empty </text:span><text:span text:style-name="T46">interval of</text:span><text:span text:style-name="T46"><draw:frame draw:style-name="fr1" draw:name="Objet64" text:anchor-type="as-char" svg:width="0.556cm" svg:height="0.385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5">, and</text:span><text:span text:style-name="T45"><draw:frame draw:style-name="fr1" draw:name="Objet65" text:anchor-type="as-char" svg:width="1.744cm" svg:height="0.508cm" draw:z-index="5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. Then</text:span><text:span text:style-name="T45"><draw:frame draw:style-name="fr1" draw:name="Objet66" text:anchor-type="as-char" svg:width="0.404cm" svg:height="0.467cm" draw:z-index="52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8">derivable </text:span><text:span text:style-name="T49">is equivalent to</text:span></text:p>
      <text:p text:style-name="P41"><text:span text:style-name="T11"><draw:frame draw:style-name="fr1" draw:name="Objet75" text:anchor-type="as-char" svg:width="1.393cm" svg:height="0.467cm" draw:z-index="60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1">,</text:span><text:span text:style-name="T11"><draw:frame draw:style-name="fr1" draw:name="Objet76" text:anchor-type="as-char" svg:width="2.12cm" svg:height="0.506cm" draw:z-index="61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1">,</text:span></text:p>
      <text:p text:style-name="P41"><text:span text:style-name="T11"><draw:frame draw:style-name="fr1" draw:name="Objet70" text:anchor-type="as-char" svg:width="1.369cm" svg:height="0.467cm" draw:z-index="55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">,</text:span><text:span text:style-name="T11"><draw:frame draw:style-name="fr1" draw:name="Objet71" text:anchor-type="as-char" svg:width="1.282cm" svg:height="0.483cm" draw:z-index="56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1">,</text:span><text:span text:style-name="T11"><draw:frame draw:style-name="fr1" draw:name="Objet72" text:anchor-type="as-char" svg:width="1.401cm" svg:height="0.467cm" draw:z-index="57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1">,</text:span><text:span text:style-name="T11"><draw:frame draw:style-name="fr1" draw:name="Objet73" text:anchor-type="as-char" svg:width="6.167cm" svg:height="1.039cm" draw:z-index="58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52"><text:soft-page-break/><text:span text:style-name="T49">The notation</text:span><text:span text:style-name="T49"><draw:frame draw:style-name="fr1" draw:name="Objet67" text:anchor-type="as-char" svg:width="1.78cm" svg:height="0.557cm" draw:z-index="5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9">means the </text:span><text:span text:style-name="T83">set of </text:span><text:span text:style-name="T84">derivable</text:span><text:span text:style-name="T49"> function</text:span><text:span text:style-name="T84">s</text:span><text:span text:style-name="T49"> from</text:span><text:span text:style-name="T49"><draw:frame draw:style-name="fr1" draw:name="Objet60" text:anchor-type="as-char" svg:width="0.402cm" svg:height="0.467cm" draw:z-index="7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49">to</text:span><text:span text:style-name="T49"><draw:frame draw:style-name="fr1" draw:name="Objet69" text:anchor-type="as-char" svg:width="0.556cm" svg:height="0.385cm" draw:z-index="54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49">.</text:span></text:p>
      <text:p text:style-name="P50"/>
      <text:p text:style-name="P43"><text:span text:style-name="T45">Let</text:span><text:span text:style-name="T45"><draw:frame draw:style-name="fr1" draw:name="Objet68" text:anchor-type="as-char" svg:width="0.402cm" svg:height="0.467cm" draw:z-index="7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6">a</text:span><text:span text:style-name="T47"> non-empty </text:span><text:span text:style-name="T46">interval of</text:span><text:span text:style-name="T46"><draw:frame draw:style-name="fr1" draw:name="Objet81" text:anchor-type="as-char" svg:width="0.556cm" svg:height="0.385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45">, and</text:span><text:span text:style-name="T45"><draw:frame draw:style-name="fr1" draw:name="Objet82" text:anchor-type="as-char" svg:width="1.744cm" svg:height="0.508cm" draw:z-index="81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">. Then</text:span><text:span text:style-name="T45"><draw:frame draw:style-name="fr1" draw:name="Objet83" text:anchor-type="as-char" svg:width="0.404cm" svg:height="0.467cm" draw:z-index="8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54">piece-wise </text:span><text:span text:style-name="T48">derivable </text:span><text:span text:style-name="T49">is equivalent to</text:span></text:p>
      <text:p text:style-name="P56"><draw:frame draw:style-name="fr1" draw:name="Objet84" text:anchor-type="as-char" svg:width="2.088cm" svg:height="0.482cm" draw:z-index="83"><draw:object xlink:href="./Object 84" xlink:type="simple" xlink:show="embed" xlink:actuate="onLoad"/><draw:image xlink:href="./ObjectReplacements/Object 84" xlink:type="simple" xlink:show="embed" xlink:actuate="onLoad"/></draw:frame>,<draw:frame draw:style-name="fr1" draw:name="Objet85" text:anchor-type="as-char" svg:width="3.972cm" svg:height="0.531cm" draw:z-index="84"><draw:object xlink:href="./Object 85" xlink:type="simple" xlink:show="embed" xlink:actuate="onLoad"/><draw:image xlink:href="./ObjectReplacements/Object 85" xlink:type="simple" xlink:show="embed" xlink:actuate="onLoad"/><svg:desc>formule</svg:desc></draw:frame>,<draw:frame draw:style-name="fr1" draw:name="Objet86" text:anchor-type="as-char" svg:width="3.235cm" svg:height="0.492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872cm" svg:height="0.591cm" draw:z-index="86"><draw:object xlink:href="./Object 87" xlink:type="simple" xlink:show="embed" xlink:actuate="onLoad"/><draw:image xlink:href="./ObjectReplacements/Object 87" xlink:type="simple" xlink:show="embed" xlink:actuate="onLoad"/></draw:frame><text:span text:style-name="T96">with</text:span> <text:span text:style-name="T91">f_</text:span><text:span text:style-name="T92">i </text:span><text:span text:style-name="T96">=</text:span><text:span text:style-name="T92"> f on ]a_i,a_{i+1}[ and </text:span><text:span text:style-name="T94">f_i in D^0(</text:span><text:span text:style-name="T95">[a_i, a_{i+1}]</text:span></text:p>
      <text:p text:style-name="P55"/>
      <text:p text:style-name="P7">Definition – <text:span text:style-name="T11">Let</text:span><text:span text:style-name="T11"><draw:frame draw:style-name="fr2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draw:frame draw:style-name="fr2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,</text:span><text:span text:style-name="T12"><draw:frame draw:style-name="fr2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. Then the ordered rectangular array</text:span></text:p>
      <text:p text:style-name="P18"><draw:frame draw:style-name="fr2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2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9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44"><text:span text:style-name="T11"><draw:frame draw:style-name="fr2" draw:name="Objet11" text:anchor-type="as-char" svg:width="2.99cm" svg:height="0.492cm" draw:z-index="63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draw:frame draw:style-name="fr2" draw:name="Objet12" text:anchor-type="as-char" svg:width="3.154cm" svg:height="0.492cm" draw:z-index="64"><draw:object xlink:href="./Object 19" xlink:type="simple" xlink:show="embed" xlink:actuate="onLoad"/><draw:image xlink:href="./ObjectReplacements/Object 19" xlink:type="simple" xlink:show="embed" xlink:actuate="onLoad"/><svg:desc>formule</svg:desc></draw:frame>,<text:span text:style-name="T11"><draw:frame draw:style-name="fr2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45"><draw:frame draw:style-name="fr2" draw:name="Objet16" text:anchor-type="as-char" svg:width="3.154cm" svg:height="0.492cm" draw:z-index="65"><draw:object xlink:href="./Object 16" xlink:type="simple" xlink:show="embed" xlink:actuate="onLoad"/><draw:image xlink:href="./ObjectReplacements/Object 16" xlink:type="simple" xlink:show="embed" xlink:actuate="onLoad"/><svg:desc>formule</svg:desc></draw:frame>,<text:span text:style-name="T11"><draw:frame draw:style-name="fr2" draw:name="Objet14" text:anchor-type="as-char" svg:width="2.415cm" svg:height="2.281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45"><text:span text:style-name="T11"><draw:frame draw:style-name="fr2" draw:name="Objet18" text:anchor-type="as-char" svg:width="2.99cm" svg:height="0.492cm" draw:z-index="6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,</text:span><draw:frame draw:style-name="fr2" draw:name="Objet19" text:anchor-type="as-char" svg:width="3.154cm" svg:height="0.492cm" draw:z-index="67"><draw:object xlink:href="./Object 12" xlink:type="simple" xlink:show="embed" xlink:actuate="onLoad"/><draw:image xlink:href="./ObjectReplacements/Object 12" xlink:type="simple" xlink:show="embed" xlink:actuate="onLoad"/><svg:desc>formule</svg:desc></draw:frame>,<text:span text:style-name="T11"><draw:frame draw:style-name="fr2" draw:name="Objet17" text:anchor-type="as-char" svg:width="4.763cm" svg:height="0.586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2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2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–<text:span text:style-name="T11"> A vector is a matrix with only one row. Thus, </text:span><text:span text:style-name="T15">the real vector set</text:span><text:span text:style-name="T15"><draw:frame draw:style-name="fr2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2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17"/>
      <text:p text:style-name="P10">Notation – <text:span text:style-name="T11">The matrix transpose operation will be noted as</text:span><text:span text:style-name="T11"><draw:frame draw:style-name="fr2" draw:name="Objet13" text:anchor-type="as-char" svg:width="0.693cm" svg:height="0.52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19"/>
      <text:p text:style-name="P14">Definition –<text:span text:style-name="T11"> Let</text:span><text:span text:style-name="T11"><draw:frame draw:style-name="fr2" draw:name="Objet28" text:anchor-type="as-char" svg:width="1.713cm" svg:height="0.531cm" draw:z-index="15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2" draw:name="Objet29" text:anchor-type="as-char" svg:width="1.702cm" svg:height="0.531cm" draw:z-index="16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2" draw:name="Objet30" text:anchor-type="as-char" svg:width="1.164cm" svg:height="0.467cm" draw:z-index="17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2" draw:name="Objet31" text:anchor-type="as-char" svg:width="0.773cm" svg:height="0.467cm" draw:z-index="19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20"><draw:frame draw:style-name="fr2" draw:name="Objet34" text:anchor-type="as-char" svg:width="2.746cm" svg:height="0.467cm" draw:z-index="20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text:span text:style-name="T33">where</text:span><text:span text:style-name="T11"><draw:frame draw:style-name="fr2" draw:name="Objet32" text:anchor-type="as-char" svg:width="0.506cm" svg:height="0.467cm" draw:z-index="21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2" draw:name="Objet33" text:anchor-type="as-char" svg:width="1.132cm" svg:height="0.467cm" draw:z-index="22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49"><text:span text:style-name="T44"><draw:frame draw:style-name="fr2" draw:name="Objet40" text:anchor-type="as-char" svg:width="2.99cm" svg:height="0.492cm" draw:z-index="7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4">,</text:span><text:span text:style-name="T44"><draw:frame draw:style-name="fr2" draw:name="Objet79" text:anchor-type="as-char" svg:width="3.154cm" svg:height="0.492cm" draw:z-index="72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44">,</text:span></text:p>
      <text:p text:style-name="P49"><text:soft-page-break/><text:span text:style-name="T11"><draw:frame draw:style-name="fr2" draw:name="Objet27" text:anchor-type="as-char" svg:width="4.14cm" svg:height="1.139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h text:style-name="P35" text:outline-level="1"><text:span text:style-name="T75">3</text:span> – <text:span text:style-name="T57">Activation functions</text:span></text:h>
      <text:p text:style-name="P15"/>
      <text:p text:style-name="P15">Definition –<text:span text:style-name="T11"> </text:span><text:span text:style-name="T41">Let</text:span><text:span text:style-name="T41"><draw:frame draw:style-name="fr2" draw:name="Objet37" text:anchor-type="as-char" svg:width="1.595cm" svg:height="0.531cm" draw:z-index="2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51">and</text:span><text:span text:style-name="T51"><draw:frame draw:style-name="fr1" draw:name="Objet78" text:anchor-type="as-char" svg:width="1.974cm" svg:height="0.531cm" draw:z-index="7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1">.</text:span><text:span text:style-name="T41"> </text:span><text:span text:style-name="T52">T</text:span><text:span text:style-name="T42">hen the </text:span><text:span text:style-name="T50">element</text:span><text:span text:style-name="T43"> wise </text:span><text:span text:style-name="T44">application</text:span></text:p>
      <text:p text:style-name="P46"><text:span text:style-name="T44"><draw:frame draw:style-name="fr2" draw:name="Objet39" text:anchor-type="as-char" svg:width="2.99cm" svg:height="0.492cm" draw:z-index="6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4">,</text:span><text:span text:style-name="T44"><draw:frame draw:style-name="fr2" draw:name="Objet77" text:anchor-type="as-char" svg:width="3.154cm" svg:height="0.492cm" draw:z-index="69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44">,</text:span></text:p>
      <text:p text:style-name="P46"><text:span text:style-name="T44"><draw:frame draw:style-name="fr2" draw:name="Objet38" text:anchor-type="as-char" svg:width="3.514cm" svg:height="1.21cm" draw:z-index="32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25">is an activation function.</text:p>
      <text:p text:style-name="P25"/>
      <text:p text:style-name="P53"><text:span text:style-name="T9">Proposition –</text:span> <text:span text:style-name="T76">Let</text:span><text:span text:style-name="T76"><draw:frame draw:style-name="fr2" draw:name="Objet49" text:anchor-type="as-char" svg:width="1.595cm" svg:height="0.531cm" draw:z-index="2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76">. </text:span><text:span text:style-name="T90">T</text:span><text:span text:style-name="T77">hen the </text:span><text:span text:style-name="T79">following</text:span><text:span text:style-name="T77"> </text:span><text:span text:style-name="T86">element</text:span><text:span text:style-name="T78"> wise </text:span><text:span text:style-name="T73">application</text:span><text:span text:style-name="T80">s </text:span><text:span text:style-name="T81">are activation functions:</text:span></text:p>
      <text:p text:style-name="P47"><text:span text:style-name="T44"><draw:frame draw:style-name="fr2" draw:name="Objet25" text:anchor-type="as-char" svg:width="2.99cm" svg:height="0.492cm" draw:z-index="7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4">,</text:span><text:span text:style-name="T44"><draw:frame draw:style-name="fr2" draw:name="Objet26" text:anchor-type="as-char" svg:width="3.154cm" svg:height="0.492cm" draw:z-index="7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4">,</text:span></text:p>
      <text:p text:style-name="P31"><text:span text:style-name="T70"><draw:frame draw:style-name="fr2" draw:name="Objet41" text:anchor-type="as-char" svg:width="6.135cm" svg:height="1.75cm" draw:z-index="2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54">with<draw:frame draw:style-name="fr2" draw:name="Objet47" text:anchor-type="as-char" svg:width="0.928cm" svg:height="0.467cm" draw:z-index="30"><draw:object xlink:href="./Object 47" xlink:type="simple" xlink:show="embed" xlink:actuate="onLoad"/><draw:image xlink:href="./ObjectReplacements/Object 47" xlink:type="simple" xlink:show="embed" xlink:actuate="onLoad"/></draw:frame>the maximum <text:span text:style-name="T87">between two scalar</text:span><text:span text:style-name="T88">s</text:span>.</text:p>
      <text:p text:style-name="P48"><text:span text:style-name="T44"><draw:frame draw:style-name="fr2" draw:name="Objet42" text:anchor-type="as-char" svg:width="2.99cm" svg:height="0.492cm" draw:z-index="7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4">,</text:span><text:span text:style-name="T44"><draw:frame draw:style-name="fr2" draw:name="Objet80" text:anchor-type="as-char" svg:width="3.154cm" svg:height="0.492cm" draw:z-index="7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4">,</text:span></text:p>
      <text:p text:style-name="P30"><text:span text:style-name="T70"><draw:frame draw:style-name="fr2" draw:name="Objet45" text:anchor-type="as-char" svg:width="5.47cm" svg:height="2.499cm" draw:z-index="31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26">with<draw:frame draw:style-name="fr2" draw:name="Objet48" text:anchor-type="as-char" svg:width="0.407cm" svg:height="0.467cm" draw:z-index="35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74">exponential </text:span><text:span text:style-name="T89">operation</text:span>.</text:p>
      <text:p text:style-name="P26"/>
      <text:p text:style-name="P27">The derivatives are the following</text:p>
      <text:p text:style-name="P28"><text:span text:style-name="T72"><draw:frame draw:style-name="fr2" draw:name="Objet43" text:anchor-type="as-char" svg:width="11.679cm" svg:height="3.408cm" draw:z-index="36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73">,</text:span><text:span text:style-name="T73"><draw:frame draw:style-name="fr2" draw:name="Objet44" text:anchor-type="as-char" svg:width="2.558cm" svg:height="0.492cm" draw:z-index="37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29"><text:soft-page-break/>with<draw:frame draw:style-name="fr2" draw:name="Objet50" text:anchor-type="as-char" svg:width="1.118cm" svg:height="0.577cm" draw:z-index="38"><draw:object xlink:href="./Object 50" xlink:type="simple" xlink:show="embed" xlink:actuate="onLoad"/><draw:image xlink:href="./ObjectReplacements/Object 50" xlink:type="simple" xlink:show="embed" xlink:actuate="onLoad"/></draw:frame><text:span text:style-name="T82">the</text:span><text:span text:style-name="T82"><draw:frame draw:style-name="fr2" draw:name="Objet51" text:anchor-type="as-char" svg:width="1.386cm" svg:height="0.543cm" draw:z-index="39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82">indicator function.</text:span></text:p>
      <text:p text:style-name="P26"/>
      <text:h text:style-name="P36" text:outline-level="1"><text:span text:style-name="T69">4</text:span> – <text:span text:style-name="T58">Dense layers</text:span></text:h>
      <text:p text:style-name="P21"/>
      <text:p text:style-name="P13">Definition –<text:span text:style-name="T11"> </text:span><text:span text:style-name="T36">Let</text:span><text:span text:style-name="T36"><draw:frame draw:style-name="fr2" draw:name="Objet35" text:anchor-type="as-char" svg:width="1.649cm" svg:height="0.531cm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2" draw:name="Objet36" text:anchor-type="as-char" svg:width="1.789cm" svg:height="0.531cm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23"/>
      <text:p text:style-name="P21"/>
      <text:h text:style-name="P37" text:outline-level="1"><text:span text:style-name="T69">5</text:span> – <text:span text:style-name="T56">Neural Network</text:span></text:h>
      <text:p text:style-name="P22"/>
      <text:p text:style-name="P11">Definition –<text:span text:style-name="T11"> </text:span><text:span text:style-name="T22">Suppose </text:span><text:span text:style-name="T23">a data set with</text:span><text:span text:style-name="T23"><draw:frame draw:style-name="fr2" draw:name="Objet21" text:anchor-type="as-char" svg:width="0.422cm" svg:height="0.467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2" draw:name="Objet22" text:anchor-type="as-char" svg:width="0.515cm" svg:height="0.467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2" draw:name="Objet23" text:anchor-type="as-char" svg:width="0.33cm" svg:height="0.467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1"><text:span text:style-name="T16">Let</text:span><text:span text:style-name="T16"><draw:frame draw:style-name="fr2" draw:name="Objet15" text:anchor-type="as-char" svg:width="1.716cm" svg:height="0.531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2" draw:name="Objet20" text:anchor-type="as-char" svg:width="1.572cm" svg:height="0.531cm" draw:z-index="14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24"/>
      <text:p text:style-name="P12"><text:span text:style-name="T20">S</text:span><text:span text:style-name="T11">uppose </text:span><text:span text:style-name="T30">a neural network </text:span><text:span text:style-name="T31">with</text:span><text:span text:style-name="T31"><draw:frame draw:style-name="fr2" draw:name="Objet24" text:anchor-type="as-char" svg:width="0.423cm" svg:height="0.467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22"/>
      <text:h text:style-name="P32" text:outline-level="1"><text:span text:style-name="T69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9T08:05:27.395000000</dc:date>
    <meta:editing-duration>PT20H9M5S</meta:editing-duration>
    <meta:editing-cycles>257</meta:editing-cycles>
    <meta:document-statistic meta:table-count="0" meta:image-count="0" meta:object-count="87" meta:page-count="4" meta:paragraph-count="58" meta:word-count="369" meta:character-count="2509" meta:non-whitespace-character-count="2173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26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>j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 %toward Re #
    [z]_{ i,j } %as f( [z]_{ i,j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>j</mi>
                    </mrow>
                  </msub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sub>
                            <mrow>
                              <mo fence="true" form="prefix" stretchy="false">[</mo>
                              <mrow>
                                <mi>z</mi>
                              </mrow>
                              <mo fence="true" form="postfix" stretchy="false">]</mo>
                            </mrow>
                            <mrow>
                              <mi>i</mi>
                              <mi>,</mi>
                              <mi>j</mi>
                            </mrow>
                          </msub>
                          <mi>→</mi>
                          <mi mathvariant="italic">max</mi>
                          <mrow>
                            <mo fence="true" form="prefix" stretchy="false">(</mo>
                            <mrow>
                              <mrow>
                                <mn>0</mn>
                                <mi>,</mi>
                                <msub>
                                  <mrow>
                                    <mo fence="true" form="prefix" stretchy="false">[</mo>
                                    <mrow>
                                      <mi>z</mi>
                                    </mrow>
                                    <mo fence="true" form="postfix" stretchy="false">]</mo>
                                  </mrow>
                                  <mrow>
                                    <mi>i</mi>
                                    <mi>,</mi>
                                    <mi>j</mi>
                                  </mrow>
                                </msub>
                              </mrow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</mtd>
            </mtr>
          </mtable>
        </mrow>
      </mrow>
    </mrow>
    <annotation encoding="StarMath 5.0">ReLU : left lbrace
  stack {
    Re %toward Re #
    [z]_{ i,j } stack {
    0  #
    [z]_{ i,j } %as max( 0, [z]_{i,j} )
  }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forall i in \{1,2, …, n\}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i mathvariant="italic">ReLU</mi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D(ReLU) : left lbrace
  stack {
    Re %toward Re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right ]
  }
right none

</annotation>
  </semantics>
</math>
</file>

<file path=Object 44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>j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>j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j } %as e^{[z]_{i,j}} wideslash sum from{j'=1} to {m} e^{[z]_{i,j'}}
  }
right none</annotation>
  </semantics>
</math>
</file>

<file path=Object 46/content.xml><?xml version="1.0" encoding="utf-8"?>
<math xmlns="http://www.w3.org/1998/Math/MathML" display="block">
  <semantics>
    <mi mathvariant="normal">ℜ</mi>
    <annotation encoding="StarMath 5.0">Re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i>I</mi>
    <annotation encoding="StarMath 5.0">I</annotation>
  </semantics>
</math>
</file>

<file path=Object 53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>I</mi>
      </mrow>
    </mrow>
    <annotation encoding="StarMath 5.0">forall x in I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x</mi>
              <mo stretchy="false">−</mo>
              <mi>a</mi>
            </mrow>
          </mrow>
          <mo fence="true" form="postfix" stretchy="true">|</mo>
        </mrow>
        <mo stretchy="false">≤</mo>
        <mi>η</mi>
      </mrow>
      <mo stretchy="false">⇒</mo>
      <mrow>
        <mrow>
          <mo fence="true" form="prefix" stretchy="true">|</mo>
          <mrow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≤</mo>
        <mi>ϵ</mi>
      </mrow>
    </mrow>
    <annotation encoding="StarMath 5.0">abs{x - a} &lt;= %eta drarrow abs{ f(x) - f(a) } &lt;= %epsilon  </annotation>
  </semantics>
</math>
</file>

<file path=Object 59/content.xml><?xml version="1.0" encoding="utf-8"?>
<math xmlns="http://www.w3.org/1998/Math/MathML" display="block">
  <semantics>
    <msup>
      <mi>ζ</mi>
      <mn>0</mn>
    </msup>
    <annotation encoding="StarMath 5.0">%zeta^0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>I</mi>
    <annotation encoding="StarMath 5.0">I</annotation>
  </semantics>
</math>
</file>

<file path=Object 61/content.xml><?xml version="1.0" encoding="utf-8"?>
<math xmlns="http://www.w3.org/1998/Math/MathML" display="block">
  <semantics>
    <mi mathvariant="normal">ℜ</mi>
    <annotation encoding="StarMath 5.0">Re</annotation>
  </semantics>
</math>
</file>

<file path=Object 62/content.xml><?xml version="1.0" encoding="utf-8"?>
<math xmlns="http://www.w3.org/1998/Math/MathML" display="block">
  <semantics>
    <mi mathvariant="normal">ℜ</mi>
    <annotation encoding="StarMath 5.0">Re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 mathvariant="normal">ℜ</mi>
    <annotation encoding="StarMath 5.0">Re</annotation>
  </semantics>
</math>
</file>

<file path=Object 65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row>
            <mi>I</mi>
            <mi>,</mi>
            <mi mathvariant="normal">ℜ</mi>
          </mrow>
        </mrow>
        <mo fence="true" form="postfix" stretchy="false">)</mo>
      </mrow>
    </mrow>
    <annotation encoding="StarMath 5.0">D^0( I , Re )</annotation>
  </semantics>
</math>
</file>

<file path=Object 68/content.xml><?xml version="1.0" encoding="utf-8"?>
<math xmlns="http://www.w3.org/1998/Math/MathML" display="block">
  <semantics>
    <mi>I</mi>
    <annotation encoding="StarMath 5.0">I</annotation>
  </semantics>
</math>
</file>

<file path=Object 69/content.xml><?xml version="1.0" encoding="utf-8"?>
<math xmlns="http://www.w3.org/1998/Math/MathML" display="block">
  <semantics>
    <mi mathvariant="normal">ℜ</mi>
    <annotation encoding="StarMath 5.0">Re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>I</mi>
      </mrow>
    </mrow>
    <annotation encoding="StarMath 5.0">forall x in I</annotation>
  </semantics>
</math>
</file>

<file path=Object 73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x</mi>
              <mo stretchy="false">−</mo>
              <mi>a</mi>
            </mrow>
          </mrow>
          <mo fence="true" form="postfix" stretchy="true">|</mo>
        </mrow>
        <mo stretchy="false">≤</mo>
        <mi>η</mi>
      </mrow>
      <mo stretchy="false">⇒</mo>
      <mrow>
        <mrow>
          <mo fence="true" form="prefix" stretchy="true">|</mo>
          <mrow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row>
                    <mi>x</mi>
                    <mo stretchy="false">−</mo>
                    <mi>a</mi>
                  </mrow>
                </mfrac>
                <mo stretchy="false">−</mo>
                <mi>f</mi>
              </mrow>
              <mi>'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true">|</mo>
        </mrow>
        <mo stretchy="false">≤</mo>
        <mi>ϵ</mi>
      </mrow>
    </mrow>
    <annotation encoding="StarMath 5.0">abs{x - a} &lt;= %eta drarrow abs{ {f(x) - f(a)} over {x - a} - f'(a) 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>I</mi>
      </mrow>
    </mrow>
    <annotation encoding="StarMath 5.0">forall a in I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>I</mi>
      </mrow>
    </mrow>
    <annotation encoding="StarMath 5.0">forall a in I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 mathvariant="normal">ℜ</mi>
      </mrow>
    </mrow>
    <annotation encoding="StarMath 5.0">exists f'(a) in Re</annotation>
  </semantics>
</math>
</file>

<file path=Object 77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78/content.xml><?xml version="1.0" encoding="utf-8"?>
<math xmlns="http://www.w3.org/1998/Math/MathML" display="block">
  <semantics>
    <mrow>
      <mi>f</mi>
      <mo stretchy="false">∈</mo>
      <mrow>
        <msup>
          <mi>ζ</mi>
          <mn>0</mn>
        </msup>
        <mo stretchy="false">∩</mo>
        <msup>
          <mi>D</mi>
          <mn>0</mn>
        </msup>
      </mrow>
    </mrow>
    <annotation encoding="StarMath 5.0"> f in %zeta^0 intersection D^0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80/content.xml><?xml version="1.0" encoding="utf-8"?>
<math xmlns="http://www.w3.org/1998/Math/MathML" display="block">
  <semantics>
    <mrow>
      <mo stretchy="false">∀</mo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forall j in \{1,2, …, m\}</annotation>
  </semantics>
</math>
</file>

<file path=Object 81/content.xml><?xml version="1.0" encoding="utf-8"?>
<math xmlns="http://www.w3.org/1998/Math/MathML" display="block">
  <semantics>
    <mi mathvariant="normal">ℜ</mi>
    <annotation encoding="StarMath 5.0">Re</annotation>
  </semantics>
</math>
</file>

<file path=Object 82/content.xml><?xml version="1.0" encoding="utf-8"?>
<math xmlns="http://www.w3.org/1998/Math/MathML" display="block">
  <semantics>
    <mrow>
      <mi>f</mi>
      <mi mathvariant="normal">:</mi>
      <mi>I</mi>
      <mi>↔</mi>
      <mi mathvariant="normal">ℜ</mi>
    </mrow>
    <annotation encoding="StarMath 5.0"> f : I %toward Re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  <mo stretchy="false">∈</mo>
        <mi>I</mi>
      </mrow>
    </mrow>
    <annotation encoding="StarMath 5.0">forall [ a,b ] in I</annotation>
  </semantics>
</math>
</file>

<file path=Object 85/content.xml><?xml version="1.0" encoding="utf-8"?>
<math xmlns="http://www.w3.org/1998/Math/MathML" display="block">
  <semantics>
    <mrow>
      <mo stretchy="false">∃</mo>
      <mrow>
        <mi>a</mi>
        <mo stretchy="false">=</mo>
        <msub>
          <mi>a</mi>
          <mn>0</mn>
        </msub>
        <mo stretchy="false">&lt;</mo>
        <msub>
          <mi>a</mi>
          <mn>1</mn>
        </msub>
        <mo stretchy="false">&lt;</mo>
        <mo stretchy="false">⋯</mo>
        <mo stretchy="false">&lt;</mo>
        <msub>
          <mi>a</mi>
          <mi>n</mi>
        </msub>
        <mo stretchy="false">=</mo>
        <mi>b</mi>
      </mrow>
    </mrow>
    <annotation encoding="StarMath 5.0">exists a = a_0 &lt; a_1 &lt; dotsaxis &lt; a_n = b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o stretchy="false">{</mo>
      </mrow>
      <mn>0</mn>
      <mi>,</mi>
      <mo stretchy="false">⋯</mo>
      <mi>,</mi>
      <mrow>
        <mi>n</mi>
        <mo stretchy="false">−</mo>
        <mn>1</mn>
      </mrow>
      <mo stretchy="false">}</mo>
    </mrow>
    <annotation encoding="StarMath 5.0">forall i in \{ 0, dotsaxis ,n -1\}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row>
              <mo fence="true" form="prefix" stretchy="false">[</mo>
              <mrow>
                <mrow>
                  <msub>
                    <mi>a</mi>
                    <mi>i</mi>
                  </msub>
                  <mi>,</mi>
                  <msub>
                    <mi>a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]</mo>
            </mrow>
            <mi>,</mi>
            <mi mathvariant="normal">ℜ</mi>
          </mrow>
        </mrow>
        <mo fence="true" form="postfix" stretchy="false">)</mo>
      </mrow>
    </mrow>
    <annotation encoding="StarMath 5.0"> exists f_i in D^0([ a_i, a_{i+1} ], Re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